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Comic Sans MS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arty In the <text:tab/><text:tab/>Back</text:span></text:p>
      <text:p text:style-name="P1">To your <text:tab/>Right.......</text:p>
      <text:p text:style-name="P1">Follow the 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en Turner</meta:initial-creator>
    <meta:creation-date>2017-07-08T12:57:40.02</meta:creation-date>
    <meta:printed-by>Caren Turner</meta:printed-by>
    <meta:print-date>2017-07-08T12:59:59.28</meta:print-date>
    <meta:document-statistic meta:table-count="0" meta:image-count="0" meta:object-count="0" meta:page-count="1" meta:paragraph-count="3" meta:word-count="10" meta:character-count="55"/>
    <dc:date>2017-07-08T13:03:21.18</dc:date>
    <dc:creator>Caren Turner</dc:creator>
    <meta:editing-duration>PT5M43S</meta:editing-duration>
    <meta:editing-cycles>1</meta:editing-cycles>
    <meta:generator>OpenOffice/4.1.2$Win32 OpenOffice.org_project/412m3$Build-9782</meta:generator>
  </office:meta>
</office:document-meta>
</file>